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aa08" officeooo:paragraph-rsid="0005aa08"/>
    </style:style>
    <style:style style:name="P2" style:family="paragraph" style:parent-style-name="Standard">
      <style:text-properties officeooo:paragraph-rsid="0005aa08"/>
    </style:style>
    <style:style style:name="P3" style:family="paragraph" style:parent-style-name="Standard">
      <style:text-properties officeooo:rsid="0006a66a" officeooo:paragraph-rsid="0006a66a"/>
    </style:style>
    <style:style style:name="P4" style:family="paragraph" style:parent-style-name="Standard" style:list-style-name="L1">
      <style:text-properties officeooo:rsid="0005aa08" officeooo:paragraph-rsid="0005aa08"/>
    </style:style>
    <style:style style:name="P5" style:family="paragraph" style:parent-style-name="Standard" style:list-style-name="L1">
      <style:text-properties officeooo:rsid="0008a458" officeooo:paragraph-rsid="000a4341"/>
    </style:style>
    <style:style style:name="P6" style:family="paragraph" style:parent-style-name="Standard" style:list-style-name="L1">
      <style:text-properties officeooo:rsid="0008a458" officeooo:paragraph-rsid="0008a458"/>
    </style:style>
    <style:style style:name="P7" style:family="paragraph" style:parent-style-name="Standard" style:list-style-name="L1">
      <style:text-properties officeooo:rsid="000a4341" officeooo:paragraph-rsid="000a4341"/>
    </style:style>
    <style:style style:name="P8" style:family="paragraph" style:parent-style-name="Standard">
      <style:text-properties officeooo:rsid="0006a66a" officeooo:paragraph-rsid="0006a66a"/>
    </style:style>
    <style:style style:name="P9" style:family="paragraph" style:parent-style-name="Standard">
      <style:text-properties officeooo:rsid="000dc4e6" officeooo:paragraph-rsid="000dc4e6"/>
    </style:style>
    <style:style style:name="T1" style:family="text">
      <style:text-properties officeooo:rsid="0008a458"/>
    </style:style>
    <style:style style:name="T2" style:family="text">
      <style:text-properties officeooo:rsid="000a4341"/>
    </style:style>
    <style:style style:name="T3" style:family="text">
      <style:text-properties officeooo:rsid="000c545b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de Aula:</text:p>
      <text:p text:style-name="P1"/>
      <text:p text:style-name="P1">Ordem de criação (convenção) dos elementos de classes.</text:p>
      <text:list xml:id="list3095367054" text:style-name="L1">
        <text:list-item>
          <text:p text:style-name="P4"><text:span text:style-name="T2">Variáveis</text:span> de instância;</text:p>
        </text:list-item>
        <text:list-item>
          <text:p text:style-name="P4">Constantes;</text:p>
        </text:list-item>
        <text:list-item>
          <text:p text:style-name="P4"><text:span text:style-name="T3">Variáveis</text:span> estáticas;</text:p>
        </text:list-item>
        <text:list-item>
          <text:p text:style-name="P4"><text:span text:style-name="T1">C</text:span>onstrutores;</text:p>
        </text:list-item>
        <text:list-item>
          <text:p text:style-name="P5">Métodos Públicos:</text:p>
          <text:list>
            <text:list-item>
              <text:p text:style-name="P7">Métodos de Instância:</text:p>
              <text:list>
                <text:list-item>
                  <text:p text:style-name="P7">Todos os métodos de Instância (Gets(), Sets(), toString());</text:p>
                </text:list-item>
                <text:list-item>
                  <text:p text:style-name="P7">Todos os outros métodos de instância;</text:p>
                </text:list-item>
              </text:list>
            </text:list-item>
            <text:list-item>
              <text:p text:style-name="P4">Todos os métodos de Classe (static);</text:p>
            </text:list-item>
          </text:list>
        </text:list-item>
        <text:list-item>
          <text:p text:style-name="P6">Métodos Privados:</text:p>
          <text:list>
            <text:list-item>
              <text:p text:style-name="P6">Métodos de Instância;</text:p>
            </text:list-item>
            <text:list-item>
              <text:p text:style-name="P6">Métodos de Classe;</text:p>
            </text:list-item>
          </text:list>
        </text:list-item>
      </text:list>
      <text:p text:style-name="P2"/>
      <text:p text:style-name="P3">sout(a1.toString) === sout(a1)</text:p>
      <text:p text:style-name="P3"/>
      <text:p text:style-name="P3"/>
      <text:p text:style-name="P9">Implementar JACOCO no POM.XML</text:p>
      <text:p text:style-name="P9"/>
      <text:p text:style-name="P9"><text:bookmark-start text:name="__DdeLink__48_596930029"/>&lt;build&gt;</text:p>
      <text:p text:style-name="P9"><text:s/>&lt;plugins&gt;</text:p>
      <text:p text:style-name="P9"><text:s/>&lt;plugin&gt;</text:p>
      <text:p text:style-name="P9"><text:s/>&lt;groupId&gt;org.jacoco&lt;/groupId&gt;</text:p>
      <text:p text:style-name="P9"><text:s/>&lt;artifactId&gt;jacoco-maven-plugin&lt;/artifactId&gt;</text:p>
      <text:p text:style-name="P9"><text:s/>&lt;version&gt;0.7.7.201606060606&lt;/version&gt;</text:p>
      <text:p text:style-name="P9"><text:s/>&lt;executions&gt;</text:p>
      <text:p text:style-name="P9"><text:s/>&lt;execution&gt;</text:p>
      <text:p text:style-name="P9"><text:s/>&lt;goals&gt;</text:p>
      <text:p text:style-name="P9"><text:s/>&lt;goal&gt;prepare-agent&lt;/goal&gt;</text:p>
      <text:p text:style-name="P9"><text:s/>&lt;/goals&gt;</text:p>
      <text:p text:style-name="P9"><text:s/>&lt;/execution&gt;</text:p>
      <text:p text:style-name="P9"><text:s/>&lt;execution&gt;</text:p>
      <text:p text:style-name="P9"><text:s/>&lt;id&gt;report&lt;/id&gt;</text:p>
      <text:p text:style-name="P9"><text:s/>&lt;phase&gt;prepare-package&lt;/phase&gt;</text:p>
      <text:p text:style-name="P9"><text:s/>&lt;goals&gt;</text:p>
      <text:p text:style-name="P9"><text:s/>&lt;goal&gt;report&lt;/goal&gt;</text:p>
      <text:p text:style-name="P9"><text:s/>&lt;/goals&gt;</text:p>
      <text:p text:style-name="P9"><text:s/>&lt;/execution&gt;</text:p>
      <text:p text:style-name="P9"><text:s/>&lt;/executions&gt;</text:p>
      <text:p text:style-name="P9"><text:s/>&lt;/plugin&gt;</text:p>
      <text:p text:style-name="P9"><text:s/>&lt;/plugins&gt;</text:p>
      <text:p text:style-name="P9"><text:s/>&lt;/build&gt;<text:bookmark-end text:name="__DdeLink__48_5969300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2:05:24.471653431</meta:creation-date>
    <dc:date>2020-11-10T16:43:58.894053226</dc:date>
    <meta:editing-duration>PT21M12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1" meta:paragraph-count="39" meta:word-count="93" meta:character-count="838" meta:non-whitespace-character-count="762"/>
  </office:meta>
</office:document-meta>
</file>